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emos una supeclase llamada Electrodomestico con las siguientes características: • Sus atributos son precio base, color, consumo energético (letras entre A y F) y peso. Indica que se podrán heredar. • Por defecto, el color sera blanco, el consumo energético sera F, el precioBase es de 100 € y el peso de 5 kg. Usa constantes para ello. • Los colores disponibles son blanco, negro, rojo, azul y gris. No importa si el nombre esta en mayúsculas o en minúsculas. • Los constructores que se implementaran serán • <text:span text:style-name="T2">Un</text:span> constructor por defecto. • Un constructor con el precio y peso. El resto por defecto. • Un constructor con todos los atributos. • Los métodos que implementara serán: • Métodos get de todos los atributos. • comprobarConsumoEnergetico(char letra): comprueba que la letra es correcta, sino es correcta usara la letra por defecto. Se invocara al crear el objeto y no sera visible. • comprobarColor(String color): comprueba que el color es correcto, sino lo es usa el color por defecto. Se invocara al crear el objeto y no sera visible. • precioFinal(): según el consumo energético, aumentara su precio, y según su tamaño, también. Esta es la lista de precios: Ahora crea una clase ejecutable que realice lo siguiente: • Crea un array de Electrodomesticos de 10 posiciones. • Asigna a cada posición un objeto de la clase anterior con los valores que desees. • Ahora, recorre este array y ejecuta el método precioFinal() para calcular el preci tota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0:10:51.389375882</meta:creation-date>
    <dc:date>2024-01-18T10:12:09.172474509</dc:date>
    <meta:editing-duration>PT1M18S</meta:editing-duration>
    <meta:editing-cycles>1</meta:editing-cycles>
    <meta:document-statistic meta:table-count="0" meta:image-count="0" meta:object-count="0" meta:page-count="1" meta:paragraph-count="1" meta:word-count="247" meta:character-count="1459" meta:non-whitespace-character-count="1213"/>
    <meta:generator>LibreOffice/7.4.7.2$Linux_X86_64 LibreOffice_project/40$Build-2</meta:generator>
  </office:meta>
</office:document-meta>
</file>